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rriweather" svg:font-family="Merriweath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1a1a1a" style:font-name="Times New Roman" fo:font-size="12pt" fo:language="es" fo:country="ES" fo:font-style="italic" style:font-name-asian="Merriweather" style:font-size-asian="12pt" style:font-style-asian="italic" style:font-name-complex="Merriweather" style:font-size-complex="12pt" style:font-style-complex="italic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1a1a1a" style:font-name="Times New Roman" fo:font-size="12pt" style:font-name-asian="Merriweather" style:font-size-asian="12pt" style:font-name-complex="Merriweather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4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ES" fo:font-style="normal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ES"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fo:language="es" fo:country="ES" fo:font-style="italic" style:font-style-asian="italic" style:font-style-complex="italic"/>
    </style:style>
    <style:style style:name="P16" style:family="paragraph" style:parent-style-name="Standard" style:list-style-name="L1">
      <style:paragraph-properties fo:text-align="justify" style:justify-single-word="false"/>
    </style:style>
    <style:style style:name="P17" style:family="paragraph" style:parent-style-name="Standard" style:list-style-name="L2">
      <style:paragraph-properties fo:text-align="justify" style:justify-single-word="false"/>
    </style:style>
    <style:style style:name="P18" style:family="paragraph" style:parent-style-name="Standard" style:list-style-name="L3">
      <style:paragraph-properties fo:text-align="justify" style:justify-single-word="false"/>
    </style:style>
    <style:style style:name="P19" style:family="paragraph" style:parent-style-name="Standard" style:list-style-name="L4">
      <style:paragraph-properties fo:text-align="justify" style:justify-single-word="false" style:text-autospace="none"/>
    </style:style>
    <style:style style:name="P20" style:family="paragraph" style:parent-style-name="Standard" style:list-style-name="L1">
      <style:paragraph-properties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es" fo:country="ES"/>
    </style:style>
    <style:style style:name="P22" style:family="paragraph" style:parent-style-name="Standard" style:list-style-name="L3">
      <style:paragraph-properties fo:text-align="justify" style:justify-single-word="false"/>
      <style:text-properties fo:language="es" fo:country="ES" fo:font-style="normal" style:font-style-asian="normal" style:font-style-complex="normal"/>
    </style:style>
    <style:style style:name="P23" style:family="paragraph" style:parent-style-name="Standard" style:list-style-name="L5">
      <style:paragraph-properties fo:text-align="justify" style:justify-single-word="false" style:text-autospace="none"/>
      <style:text-properties fo:color="#1a1a1a" style:font-name="Times New Roman" fo:font-size="12pt" style:font-name-asian="Merriweather" style:font-size-asian="12pt" style:font-name-complex="Merriweather" style:font-size-complex="12pt"/>
    </style:style>
    <style:style style:name="P24" style:family="paragraph" style:parent-style-name="Standard" style:list-style-name="L6">
      <style:paragraph-properties fo:text-align="justify" style:justify-single-word="false" style:text-autospace="none"/>
      <style:text-properties fo:color="#1a1a1a" style:font-name="Times New Roman" fo:font-size="12pt" style:font-name-asian="Merriweather" style:font-size-asian="12pt" style:font-name-complex="Merriweather" style:font-size-complex="12pt"/>
    </style:style>
    <style:style style:name="P25" style:family="paragraph" style:parent-style-name="Standard" style:list-style-name="L4">
      <style:paragraph-properties fo:text-align="justify" style:justify-single-word="false" style:text-autospace="none"/>
      <style:text-properties fo:color="#1a1a1a" style:font-name="Times New Roman" fo:font-size="12pt" style:font-name-asian="Merriweather" style:font-size-asian="12pt" style:font-name-complex="Merriweather" style:font-size-complex="12pt"/>
    </style:style>
    <style:style style:name="P26" style:family="paragraph" style:parent-style-name="Heading_20_1">
      <style:paragraph-properties fo:text-align="justify" style:justify-single-word="false"/>
      <style:text-properties fo:language="es" fo:country="ES" fo:font-style="normal" style:font-style-asian="normal" style:font-style-complex="normal"/>
    </style:style>
    <style:style style:name="P27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fo:language="es" fo:country="ES" fo:font-style="normal" style:font-name-asian="Andale Sans UI" style:language-asian="zxx" style:country-asian="none" style:font-style-asian="normal" style:font-name-complex="Tahoma" style:language-complex="zxx" style:country-complex="none" style:font-style-complex="normal"/>
    </style:style>
    <style:style style:name="P28" style:family="paragraph" style:parent-style-name="Heading_20_5">
      <style:paragraph-properties fo:text-align="justify" style:justify-single-word="false"/>
      <style:text-properties fo:font-style="normal" style:font-style-asian="normal" style:font-style-complex="normal"/>
    </style:style>
    <style:style style:name="P29" style:family="paragraph" style:parent-style-name="Text_20_body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normal" style:font-style-asian="normal" style:font-style-complex="normal"/>
    </style:style>
    <style:style style:name="T6" style:family="text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color="#1a1a1a" style:font-name="Times New Roman" fo:font-size="12pt" fo:font-style="italic" style:font-name-asian="Merriweather" style:font-size-asian="12pt" style:font-style-asian="italic" style:font-name-complex="Merriweather" style:font-size-complex="12pt" style:font-style-complex="italic"/>
    </style:style>
    <style:style style:name="T11" style:family="text">
      <style:text-properties fo:color="#1a1a1a" style:font-name="Times New Roman" fo:font-size="12pt" fo:font-style="normal" style:font-name-asian="Merriweather" style:font-size-asian="12pt" style:font-style-asian="normal" style:font-name-complex="Merriweather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jercicio 5</text:h>
      <text:p text:style-name="P10">Graba un vídeo en el que se vea cómo haces el ejercicio. No es necesario que tenga voz, y no importa si hay errores intermedios. </text:p>
      <text:p text:style-name="P14">Máquina que usaremos como servidor ssh: <text:span text:style-name="T1">intb</text:span>. </text:p>
      <text:h text:style-name="P28" text:outline-level="5">Usuario root</text:h>
      <text:p text:style-name="P13"><text:span text:style-name="T2">Contexto: el servidor ssh de intb viene configurado para no permitir que el usuario root se loguee. Se trata de una medida de seguridad sencilla pero importante: si un atacante quiere tomar el control de nuestra máquina por ssh, desconocerá los nombres de los usuarios de esa máquina, pero el usuario root siempre existe en GNU/Linux. Así, si estuviera permitido conectarse como root, estaríamos facilitándole la tarea al atacante</text:span><text:span text:style-name="T3">. </text:span></text:p>
      <text:list xml:id="list6219936007588352169" text:style-name="L1">
        <text:list-item>
          <text:p text:style-name="P16">Ejecuta únicamente las máquinas <text:span text:style-name="T1">inta</text:span> e <text:span text:style-name="T1">intb.</text:span> <text:span text:style-name="T1">inta</text:span> hará las veces de cliente e <text:span text:style-name="T1">intb</text:span> las de servidor. </text:p>
        </text:list-item>
        <text:list-item>
          <text:p text:style-name="P20">Conéctate a <text:span text:style-name="T1">intb</text:span> desde <text:span text:style-name="T1">inta</text:span> mediante ssh con el usuario <text:span text:style-name="T1">root</text:span>. No deberías poder hacerlo. </text:p>
        </text:list-item>
        <text:list-item>
          <text:p text:style-name="P16">Haz el cambio necesario para poder conectarse como <text:span text:style-name="T1">root.</text:span> </text:p>
        </text:list-item>
        <text:list-item>
          <text:p text:style-name="P16">Conéctate a <text:span text:style-name="T1">intb</text:span> desde <text:span text:style-name="T1">inta</text:span> mediante ssh con el usuario <text:span text:style-name="T1">root.</text:span> Deberías poder hacerlo. </text:p>
        </text:list-item>
        <text:list-item>
          <text:p text:style-name="P16">Haz el cambio necesario para no poder conectarse como <text:span text:style-name="T1">root</text:span> (medida muy importante de cara a la seguridad del servidor). </text:p>
        </text:list-item>
        <text:list-item>
          <text:p text:style-name="P16">Conéctate a <text:span text:style-name="T1">intb</text:span> desde <text:span text:style-name="T1">inta</text:span> mediante ssh con el usuario <text:span text:style-name="T1">root</text:span> (situación inicial). No deberías poder hacerlo. </text:p>
        </text:list-item>
      </text:list>
      <text:p text:style-name="P4"/>
      <text:p text:style-name="P5">Puerto por defecto</text:p>
      <text:p text:style-name="P11">Contexto: el servidor ssh de intb viene configurado para que el puerto de conexión por defecto sea el 22 (puerto bien conocido asociado a ssh); esto compromete la seguridad de la máquina ya que un atacante siempre intentará conectarse de primeras al puerto bien conocido. </text:p>
      <text:list xml:id="list3134330542884665353" text:style-name="L2">
        <text:list-item>
          <text:p text:style-name="P17"><text:span text:style-name="T4">Conéctate a </text:span><text:span text:style-name="T7">intb</text:span><text:span text:style-name="T4"> desde </text:span><text:span text:style-name="T7">inta</text:span><text:span text:style-name="T4"> con el usuario </text:span><text:span text:style-name="T7">user1</text:span><text:span text:style-name="T4"> sin especificar el puerto. Deberías poder hacerlo. </text:span></text:p>
        </text:list-item>
        <text:list-item>
          <text:p text:style-name="P21">Cambia el puerto por defecto por uno mayor que 50000 (medida muy importante de cara a la seguridad del servidor). </text:p>
        </text:list-item>
        <text:list-item>
          <text:p text:style-name="P17">Conéctate a <text:span text:style-name="T1">intb</text:span> desde <text:span text:style-name="T1">inta</text:span> con el usuario <text:span text:style-name="T7">user1</text:span> sin especificar el puerto. No deberías poder hacerlo. </text:p>
        </text:list-item>
        <text:list-item>
          <text:p text:style-name="P17">Conéctate a <text:span text:style-name="T1">intb</text:span> desde <text:span text:style-name="T1">inta</text:span> con el usuario <text:span text:style-name="T1">user1</text:span> especificando el nuevo puerto. Deberías poder hacerlo. </text:p>
        </text:list-item>
      </text:list>
      <text:p text:style-name="P12"/>
      <text:p text:style-name="P5">Número de intentos para autenticarse</text:p>
      <text:p text:style-name="P11">Contexto: nos conviene limitar el número de intentos que ofreecemos a un cliente para autenticarse. </text:p>
      <text:list xml:id="list6755236487146036530" text:style-name="L3">
        <text:list-item>
          <text:p text:style-name="P18">Conéctate a <text:span text:style-name="T7">intb</text:span> desde <text:span text:style-name="T7">inta</text:span> introduciendo mal la contraseña. Debería darte varios intentos. </text:p>
        </text:list-item>
        <text:list-item>
          <text:p text:style-name="P22">Cambia el número máximo de intentos de autenticación a 1. </text:p>
        </text:list-item>
        <text:list-item>
          <text:p text:style-name="P18">Conéctate a <text:span text:style-name="T7">intb</text:span> desde <text:span text:style-name="T7">inta</text:span> introduciendo mal la contraseña. Debería echarte inmediatamente. </text:p>
        </text:list-item>
      </text:list>
      <text:p text:style-name="P6"/>
      <text:p text:style-name="P7">Permitir el acceso sólo a algunos usuarios</text:p>
      <text:p text:style-name="P8">Contexto: por defecto, todos los usuarios que existen en la máquina pueden conectarse a ella vía ssh. Es conveniente limitar al máximo esa opción. </text:p>
      <text:p text:style-name="P8"/>
      <text:list xml:id="list32801256" text:continue-list="list6755236487146036530" text:style-name="L3">
        <text:list-item text:start-value="1">
          <text:p text:style-name="P22">En la máquina <text:span text:style-name="T1">intb</text:span>, crea 5 usuarios más: <text:span text:style-name="T1">[tu_nombre]</text:span>, <text:span text:style-name="T1">admin1</text:span>, <text:span text:style-name="T1">admin2</text:span>, <text:span text:style-name="T1">profesor</text:span> y <text:span text:style-name="T1">alumno</text:span>.</text:p>
        </text:list-item>
        <text:list-item>
          <text:p text:style-name="P22">Haz que sólo los usuarios <text:span text:style-name="T1">[tu_nombre]</text:span>. <text:span text:style-name="T1">admin1</text:span> y <text:span text:style-name="T1">admin2</text:span> puedan conectarse por ssh a <text:span text:style-name="T1">intb</text:span>. </text:p>
        </text:list-item>
        <text:list-item>
          <text:p text:style-name="P18">Conéctate a <text:span text:style-name="T1">intb</text:span> desde <text:span text:style-name="T7">inta</text:span> con el usuario <text:span text:style-name="T7">user1</text:span>. No deberías poder hacerlo. </text:p>
        </text:list-item>
        <text:list-item>
          <text:p text:style-name="P18">Conéctate a <text:span text:style-name="T1">intb</text:span> desde <text:span text:style-name="T7">inta</text:span> con el usuario <text:span text:style-name="T1">profesor</text:span>. No deberías poder hacerlo. </text:p>
        </text:list-item>
        <text:list-item>
          <text:p text:style-name="P18"><text:soft-page-break/>Conéctate a <text:span text:style-name="T7">intb</text:span> desde <text:span text:style-name="T7">inta</text:span> con el usuario <text:span text:style-name="T1">alumno</text:span>. No deberías poder hacerlo.</text:p>
        </text:list-item>
        <text:list-item>
          <text:p text:style-name="P18">Conéctate a <text:span text:style-name="T7">intb</text:span> desde <text:span text:style-name="T7">inta</text:span> con el usuario <text:span text:style-name="T1">admin1</text:span>. Deberías poder hacerlo. </text:p>
        </text:list-item>
        <text:list-item>
          <text:p text:style-name="P18">Conéctate a <text:span text:style-name="T7">intb</text:span> desde <text:span text:style-name="T7">inta</text:span> con el usuario <text:span text:style-name="T1">admin2</text:span>. Deberías poder hacerlo. </text:p>
        </text:list-item>
        <text:list-item>
          <text:p text:style-name="P18">Conéctate a <text:span text:style-name="T7">intb</text:span> desde <text:span text:style-name="T7">inta</text:span> con el usuario [tu_nombre]. <text:span text:style-name="T4">D</text:span>eberías poder hacerlo</text:p>
        </text:list-item>
      </text:list>
      <text:p text:style-name="P6"/>
      <text:p text:style-name="P7">Permitir el acceso según la IP de origen</text:p>
      <text:p text:style-name="P8">Contexto: como medida de seguridad adicional, es posible indicar que la máquina sólo será accesible mediante ssh desde una (o varias) determinada(s) IP(s), bien sean privadas o públicas. </text:p>
      <text:list xml:id="list32777592" text:continue-list="list32801256" text:style-name="L3">
        <text:list-item text:start-value="1">
          <text:p text:style-name="P22">Ejecuta la máquina <text:span text:style-name="T1">intc</text:span>. Haz que sólo los usuarios y <text:span text:style-name="T1">admin2</text:span> puedan conectarse por ssh a <text:span text:style-name="T1">intb</text:span> desde <text:span text:style-name="T1">inta</text:span>; ademas, haz que sólo <text:span text:style-name="T1">user1</text:span> pueda hacerlo desde <text:span text:style-name="T1">intc</text:span>.</text:p>
        </text:list-item>
      </text:list>
      <text:list xml:id="list3694917310962229642" text:style-name="L4">
        <text:list-item>
          <text:p text:style-name="P19">Conéctate a <text:span text:style-name="T1">intb</text:span> desde <text:span text:style-name="T1">inta</text:span> con el usuario <text:span text:style-name="T10">admin1</text:span>. Deberías poder hacerlo. </text:p>
        </text:list-item>
        <text:list-item>
          <text:p text:style-name="P19">Conéctate a <text:span text:style-name="T1">intb</text:span> desde <text:span text:style-name="T1">inta</text:span> con el usuario <text:span text:style-name="T10">admin2</text:span>. Deberías poder hacerlo.</text:p>
        </text:list-item>
        <text:list-item>
          <text:p text:style-name="P19">Conéctate a <text:span text:style-name="T1">intb</text:span> desde <text:span text:style-name="T1">inta</text:span> con el usuario <text:span text:style-name="T10">user1</text:span>. No deberías poder hacerlo.</text:p>
        </text:list-item>
        <text:list-item>
          <text:p text:style-name="P19">Conéctate a <text:span text:style-name="T1">intb</text:span> desde <text:span text:style-name="T1">intc</text:span> con el usuario <text:span text:style-name="T10">admin1</text:span>. No deberías poder hacerlo.</text:p>
        </text:list-item>
        <text:list-item>
          <text:p text:style-name="P19">Conéctate a <text:span text:style-name="T1">intb</text:span> desde <text:span text:style-name="T1">intc</text:span> con el usuario <text:span text:style-name="T10">admin2</text:span>. No deberías poder hacerlo.</text:p>
        </text:list-item>
        <text:list-item>
          <text:p text:style-name="P19">Conéctate a <text:span text:style-name="T1">intb</text:span> desde <text:span text:style-name="T1">intc</text:span> con el usuario <text:span text:style-name="T10">user1</text:span>. Deberías poder hacerlo.</text:p>
        </text:list-item>
      </text:list>
      <text:p text:style-name="P6"/>
      <text:h text:style-name="P26" text:outline-level="1">Ejercicio 6</text:h>
      <text:p text:style-name="P9">Graba un vídeo en el que se vea cómo haces el ejercicio. No es necesario que tenga voz, y no importa si hay errores intermedios. </text:p>
      <text:p text:style-name="P14"><text:span text:style-name="T5">Modifica lo hecho en el ejerccicio anterior para que el usuario </text:span><text:span text:style-name="T7">admin1</text:span><text:span text:style-name="T5"> pueda conectarse por ssh a </text:span><text:span text:style-name="T7">intb</text:span><text:span text:style-name="T5"> tanto desde </text:span><text:span text:style-name="T7">inta</text:span><text:span text:style-name="T5"> como desde </text:span><text:span text:style-name="T8">intc. </text:span><text:span text:style-name="T6">Compruébalo. A continuación, comprueba que en ambas máquinas existe el directorio </text:span><text:span text:style-name="T8">/home/admin1/.ssh</text:span><text:span text:style-name="T6">. Si no es así, loguéate con el usuario </text:span><text:span text:style-name="T8">admin1 </text:span><text:span text:style-name="T6">y créalo</text:span><text:span text:style-name="T8">. </text:span></text:p>
      <text:p text:style-name="P14"><text:span text:style-name="T5">A continuación, haz que ese usuario se autentique mediante criptografía asimétrica. Primero, desde </text:span><text:span text:style-name="T7">inta; </text:span><text:span text:style-name="T5">después</text:span><text:span text:style-name="T7">,</text:span><text:span text:style-name="T5"> desde </text:span><text:span text:style-name="T7">intc. </text:span></text:p>
      <text:p text:style-name="P14"><text:span text:style-name="T7"/></text:p>
      <text:p text:style-name="P14"><text:span text:style-name="T7"/></text:p>
      <text:p text:style-name="P15"/>
      <text:h text:style-name="P27" text:outline-level="1">Ejercicio 7</text:h>
      <text:p text:style-name="P1">Graba un vídeo en el que se vea cómo haces el ejercicio. No es necesario que tenga voz, y no importa si hay errores intermedios. </text:p>
      <text:p text:style-name="P1">Guarda mediante iptables-save la configuración final en un archivo; adjunta ese archivo. </text:p>
      <text:p text:style-name="P1"/>
      <text:p text:style-name="P3">Enciende las máquinas <text:span text:style-name="T1">exta</text:span>, <text:span text:style-name="T1">inta</text:span>, <text:span text:style-name="T10">intb</text:span>, <text:span text:style-name="T10">dmza</text:span> y <text:span text:style-name="T10">fw.</text:span> En esa última, vacía todas las reglas y pon como política por defecto ACCEPT en todas las cadenas. El tráfico deberá ser filtrado de esta manera: </text:p>
      <text:list xml:id="list9098285935512450148" text:style-name="L5">
        <text:list-item>
          <text:p text:style-name="P23">Medidas para aislar la red interna y constituir una DMZ: </text:p>
        </text:list-item>
      </text:list>
      <text:list xml:id="list6287163901268162470" text:style-name="L6">
        <text:list-item>
          <text:list>
            <text:list-item>
              <text:p text:style-name="P24">Se denegará el tráfico TCP desde la red externa hacia la interna. </text:p>
            </text:list-item>
            <text:list-item>
              <text:p text:style-name="P24">Se denegará el tráfico ICMP desde la red externa hacia la interna. </text:p>
            </text:list-item>
            <text:list-item>
              <text:p text:style-name="P24">Se denegará el tráfico TCP desde la red DMZ hacia la interna. </text:p>
            </text:list-item>
            <text:list-item>
              <text:p text:style-name="P24">Se denegará el tráfico ICMP desde la red DMZ hacia la interna. </text:p>
            </text:list-item>
            <text:list-item>
              <text:p text:style-name="P24">Se denegará el tráfico desde <text:span text:style-name="T3">la red interna</text:span> al puerto 80 de <text:span text:style-name="T3">la externa.</text:span></text:p>
            </text:list-item>
          </text:list>
        </text:list-item>
        <text:list-item>
          <text:p text:style-name="P24">Medidas adicionales: </text:p>
          <text:list>
            <text:list-item>
              <text:p text:style-name="P24">Se denegará todo el tráfico ICMP hacia la máquina <text:span text:style-name="T1">fw</text:span>. </text:p>
            </text:list-item>
            <text:list-item>
              <text:p text:style-name="P24">Se denegará el tráfico ICMP desde <text:span text:style-name="T1">fw</text:span> a <text:span text:style-name="T1">intb</text:span>. <text:s/></text:p>
            </text:list-item>
          </text:list>
        </text:list-item>
      </text:list>
      <text:p text:style-name="P2"/>
      <text:p text:style-name="P2"><text:soft-page-break/>A continuación se presentan las pruebas mínimas que debes hacer, si bien formarían un plan de pruebas incompleto en un entorno real: </text:p>
      <text:list xml:id="list32777049" text:continue-list="list3694917310962229642" text:style-name="L4">
        <text:list-item>
          <text:p text:style-name="P25">Se puede acceder desde <text:span text:style-name="T1">exta </text:span><text:span text:style-name="T3">al puerto 80 de</text:span><text:span text:style-name="T1"> dmza</text:span>. </text:p>
        </text:list-item>
        <text:list-item>
          <text:p text:style-name="P25">Se puede acceder desde <text:span text:style-name="T1">inta </text:span><text:span text:style-name="T3">al puerto 80 de</text:span><text:span text:style-name="T1"> dmza</text:span>. </text:p>
        </text:list-item>
        <text:list-item>
          <text:p text:style-name="P19">No se puede acceder por ssh desde <text:span text:style-name="T10">exta</text:span> a <text:span text:style-name="T10">inta.</text:span> </text:p>
        </text:list-item>
        <text:list-item>
          <text:p text:style-name="P19">No se puede acceder por ssh desde <text:span text:style-name="T10">dmza</text:span> a <text:span text:style-name="T10">inta.</text:span></text:p>
        </text:list-item>
        <text:list-item>
          <text:p text:style-name="P19">No se puede hacer PING desde <text:span text:style-name="T10">exta</text:span> a <text:span text:style-name="T10">inta.</text:span> </text:p>
        </text:list-item>
        <text:list-item>
          <text:p text:style-name="P19">No se puede hacer PING desde <text:span text:style-name="T10">dmza</text:span> a <text:span text:style-name="T10">inta.</text:span></text:p>
        </text:list-item>
        <text:list-item>
          <text:p text:style-name="P19">Se puede hacer PING desde <text:span text:style-name="T10">inta</text:span> a <text:span text:style-name="T10">exta.</text:span> </text:p>
        </text:list-item>
        <text:list-item>
          <text:p text:style-name="P19">Se puede hacer PING desde <text:span text:style-name="T10">inta</text:span> a <text:span text:style-name="T10">dmza.</text:span> </text:p>
        </text:list-item>
        <text:list-item>
          <text:p text:style-name="P19">Se puede acceder al puerto 80 desde <text:span text:style-name="T10">inta</text:span> a <text:span text:style-name="T10">dmza.</text:span> </text:p>
        </text:list-item>
        <text:list-item>
          <text:p text:style-name="P19"><text:span text:style-name="T9">No se puede acceder al puerto 80 desde </text:span><text:span text:style-name="T10">intb</text:span><text:span text:style-name="T9"> a </text:span><text:a xlink:type="simple" xlink:href="http://www.google.es/" text:style-name="Internet_20_link" text:visited-style-name="Visited_20_Internet_20_Link"><text:span text:style-name="T9">www.google.es</text:span></text:a><text:span text:style-name="T9">.</text:span></text:p>
        </text:list-item>
        <text:list-item>
          <text:p text:style-name="P19">No se puede hacer PING desde <text:span text:style-name="T10">inta </text:span>a <text:span text:style-name="T10">fw</text:span><text:span text:style-name="T11">.</text:span></text:p>
        </text:list-item>
        <text:list-item>
          <text:p text:style-name="P19">No se puede hacer PING desde <text:span text:style-name="T10">exta </text:span><text:span text:style-name="T11">a</text:span><text:span text:style-name="T10"> fw .</text:span> </text:p>
        </text:list-item>
        <text:list-item>
          <text:p text:style-name="P25">No se puede hacer PING desde <text:span text:style-name="T1">dmza</text:span> a <text:span text:style-name="T1">fw</text:span>.</text:p>
        </text:list-item>
        <text:list-item>
          <text:p text:style-name="P19">Se puede hacer PING desde <text:span text:style-name="T10">fw</text:span> a <text:span text:style-name="T10">inta.</text:span></text:p>
        </text:list-item>
        <text:list-item>
          <text:p text:style-name="P19">No se puede hacer PING desde <text:span text:style-name="T10">fw</text:span> a <text:span text:style-name="T10">intb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rriweather" svg:font-family="Merriweath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3M48S</meta:editing-duration>
    <meta:editing-cycles>27</meta:editing-cycles>
    <meta:generator>OpenOffice/4.1.7$Win32 OpenOffice.org_project/417m1$Build-9800</meta:generator>
    <dc:date>2020-05-29T12:57:34.63</dc:date>
    <meta:document-statistic meta:table-count="0" meta:image-count="0" meta:object-count="0" meta:page-count="3" meta:paragraph-count="74" meta:word-count="1116" meta:character-count="6301"/>
    <meta:user-defined meta:name="Info 1"/>
    <meta:user-defined meta:name="Info 2"/>
    <meta:user-defined meta:name="Info 3"/>
    <meta:user-defined meta:name="Info 4"/>
  </office:meta>
</office:document-meta>
</file>